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6.8965in" table:align="left"/>
    </style:style>
    <style:style style:name="Table1.A" style:family="table-column">
      <style:table-column-properties style:column-width="1.5319in"/>
    </style:style>
    <style:style style:name="Table1.B" style:family="table-column">
      <style:table-column-properties style:column-width="5.3646in"/>
    </style:style>
    <style:style style:name="Table1.A1" style:family="table-cell">
      <style:table-cell-properties style:vertical-align="middle" fo:padding-left="0in" fo:padding-right="0in" fo:padding-top="0in" fo:padding-bottom="0.1042in" fo:border-left="none" fo:border-right="none" fo:border-top="none" fo:border-bottom="0.05pt solid #000000"/>
    </style:style>
    <style:style style:name="Table1.A2" style:family="table-cell">
      <style:table-cell-properties style:vertical-align="middle" fo:padding-left="0in" fo:padding-right="0in" fo:padding-top="0in" fo:padding-bottom="0.1042in" fo:border-left="none" fo:border-right="none" fo:border-top="none" fo:border-bottom="0.05pt solid #000000"/>
    </style:style>
    <style:style style:name="Table2" style:family="table">
      <style:table-properties style:width="6.925in" table:align="left"/>
    </style:style>
    <style:style style:name="Table2.A" style:family="table-column">
      <style:table-column-properties style:column-width="0.641in"/>
    </style:style>
    <style:style style:name="Table2.B" style:family="table-column">
      <style:table-column-properties style:column-width="6.284in"/>
    </style:style>
    <style:style style:name="Table2.A1" style:family="table-cell">
      <style:table-cell-properties style:vertical-align="middle" fo:padding-left="0in" fo:padding-right="0in" fo:padding-top="0in" fo:padding-bottom="0.1042in" fo:border-left="none" fo:border-right="none" fo:border-top="none" fo:border-bottom="0.05pt solid #000000"/>
    </style:style>
    <style:style style:name="Table2.A2" style:family="table-cell">
      <style:table-cell-properties style:vertical-align="middle" fo:padding-left="0in" fo:padding-right="0in" fo:padding-top="0in" fo:padding-bottom="0.1042in" fo:border-left="none" fo:border-right="none" fo:border-top="none" fo:border-bottom="0.05pt solid #000000"/>
    </style:style>
    <style:style style:name="Table3" style:family="table">
      <style:table-properties style:width="6.925in" table:align="left"/>
    </style:style>
    <style:style style:name="Table3.A" style:family="table-column">
      <style:table-column-properties style:column-width="0.6486in"/>
    </style:style>
    <style:style style:name="Table3.B" style:family="table-column">
      <style:table-column-properties style:column-width="6.2764in"/>
    </style:style>
    <style:style style:name="Table3.A1" style:family="table-cell">
      <style:table-cell-properties style:vertical-align="middle" fo:padding-left="0in" fo:padding-right="0in" fo:padding-top="0in" fo:padding-bottom="0.1042in" fo:border-left="none" fo:border-right="none" fo:border-top="none" fo:border-bottom="0.05pt solid #000000"/>
    </style:style>
    <style:style style:name="Table3.A2" style:family="table-cell">
      <style:table-cell-properties style:vertical-align="middle" fo:padding-left="0in" fo:padding-right="0in" fo:padding-top="0in" fo:padding-bottom="0.1042in" fo:border-left="none" fo:border-right="none" fo:border-top="none" fo:border-bottom="0.05pt solid #000000"/>
    </style:style>
    <style:style style:name="Table4" style:family="table">
      <style:table-properties style:width="5.8028in" table:align="left"/>
    </style:style>
    <style:style style:name="Table4.A" style:family="table-column">
      <style:table-column-properties style:column-width="1.4528in"/>
    </style:style>
    <style:style style:name="Table4.B" style:family="table-column">
      <style:table-column-properties style:column-width="4.35in"/>
    </style:style>
    <style:style style:name="Table4.A1" style:family="table-cell">
      <style:table-cell-properties style:vertical-align="middle" fo:padding-left="0in" fo:padding-right="0in" fo:padding-top="0in" fo:padding-bottom="0.1042in" fo:border-left="none" fo:border-right="none" fo:border-top="none" fo:border-bottom="0.05pt solid #000000"/>
    </style:style>
    <style:style style:name="Table4.A2" style:family="table-cell">
      <style:table-cell-properties style:vertical-align="middle" fo:padding-left="0in" fo:padding-right="0in" fo:padding-top="0in" fo:padding-bottom="0.1042in" fo:border-left="none" fo:border-right="none" fo:border-top="none" fo:border-bottom="0.05pt solid #000000"/>
    </style:style>
    <style:style style:name="Table5" style:family="table">
      <style:table-properties style:width="6.925in" table:align="left"/>
    </style:style>
    <style:style style:name="Table5.A" style:family="table-column">
      <style:table-column-properties style:column-width="1.7889in"/>
    </style:style>
    <style:style style:name="Table5.B" style:family="table-column">
      <style:table-column-properties style:column-width="5.1361in"/>
    </style:style>
    <style:style style:name="Table5.A1" style:family="table-cell">
      <style:table-cell-properties style:vertical-align="middle" fo:padding-left="0in" fo:padding-right="0in" fo:padding-top="0in" fo:padding-bottom="0.1042in" fo:border-left="none" fo:border-right="none" fo:border-top="none" fo:border-bottom="0.05pt solid #000000"/>
    </style:style>
    <style:style style:name="Table5.A2" style:family="table-cell">
      <style:table-cell-properties style:vertical-align="middle" fo:padding-left="0in" fo:padding-right="0in" fo:padding-top="0in" fo:padding-bottom="0.1042in" fo:border-left="none" fo:border-right="none" fo:border-top="none" fo:border-bottom="0.05pt solid #000000"/>
    </style:style>
    <style:style style:name="P1" style:family="paragraph" style:parent-style-name="Heading_20_1">
      <style:paragraph-properties fo:margin-left="0in" fo:margin-right="0in" fo:margin-top="0in" fo:margin-bottom="0.1665in" style:contextual-spacing="false" style:line-height-at-least="0.3543in" fo:orphans="2" fo:widows="2" fo:text-indent="0in" style:auto-text-indent="false"/>
      <style:text-properties fo:font-variant="normal" fo:text-transform="none" fo:color="#0f1115" loext:opacity="100%" style:font-name="quote-cjk-patch" fo:font-size="18pt" fo:letter-spacing="normal" fo:font-style="normal" fo:font-weight="bold"/>
    </style:style>
    <style:style style:name="P2" style:family="paragraph" style:parent-style-name="Text_20_body">
      <style:paragraph-properties fo:margin-left="0in" fo:margin-right="0in" fo:margin-top="0.1665in" fo:margin-bottom="0.1665in" style:contextual-spacing="false" fo:orphans="2" fo:widows="2" fo:text-indent="0in" style:auto-text-indent="false"/>
    </style:style>
    <style:style style:name="P3" style:family="paragraph" style:parent-style-name="Heading_20_2">
      <style:paragraph-properties fo:margin-left="0in" fo:margin-right="0in" fo:margin-top="0.3335in" fo:margin-bottom="0.1665in" style:contextual-spacing="false" style:line-height-at-least="0.3335in" fo:orphans="2" fo:widows="2" fo:text-indent="0in" style:auto-text-indent="false"/>
      <style:text-properties fo:font-variant="normal" fo:text-transform="none" fo:color="#0f1115" loext:opacity="100%" style:font-name="quote-cjk-patch" fo:font-size="16.5pt" fo:letter-spacing="normal" fo:font-style="normal" fo:font-weight="bold"/>
    </style:style>
    <style:style style:name="P4"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style:style>
    <style:style style:name="P5" style:family="paragraph" style:parent-style-name="Text_20_body" style:list-style-name="L1">
      <style:paragraph-properties fo:margin-left="0in" fo:margin-right="0in" fo:margin-top="0in" fo:margin-bottom="0.0835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style:style>
    <style:style style:name="P6"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P7"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style:style>
    <style:style style:name="P8"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style>
    <style:style style:name="P9" style:family="paragraph" style:parent-style-name="Table_20_Heading">
      <style:paragraph-properties fo:margin-left="0in" fo:margin-right="0in" style:line-height-at-least="0.2602in" fo:text-align="start" style:justify-single-word="false" fo:text-indent="0in" style:auto-text-indent="false"/>
      <style:text-properties fo:font-variant="normal" fo:text-transform="none" style:font-name="quote-cjk-patch" fo:font-size="11.25pt" fo:font-style="normal" fo:font-weight="bold"/>
    </style:style>
    <style:style style:name="P10" style:family="paragraph" style:parent-style-name="Table_20_Contents">
      <style:paragraph-properties fo:margin-left="0in" fo:margin-right="0in" style:line-height-at-least="0.2602in" fo:text-indent="0in" style:auto-text-indent="false"/>
      <style:text-properties fo:font-variant="normal" fo:text-transform="none" style:font-name="quote-cjk-patch" fo:font-size="11.25pt" fo:font-style="normal" fo:font-weight="normal"/>
    </style:style>
    <style:style style:name="P11" style:family="paragraph" style:parent-style-name="Table_20_Contents">
      <style:paragraph-properties fo:margin-left="0in" fo:margin-right="0in" style:line-height-at-least="0.2602in" fo:text-indent="0in" style:auto-text-indent="false"/>
    </style:style>
    <style:style style:name="P12" style:family="paragraph" style:parent-style-name="Table_20_Contents">
      <style:paragraph-properties style:line-height-at-least="0.2602in"/>
      <style:text-properties fo:font-variant="normal" fo:text-transform="none" style:font-name="quote-cjk-patch" fo:font-size="11.25pt" fo:font-style="normal" fo:font-weight="normal"/>
    </style:style>
    <style:style style:name="P13" style:family="paragraph" style:parent-style-name="Text_20_body">
      <style:paragraph-properties fo:margin-left="0.3937in" fo:margin-right="0.3937in" fo:margin-top="0in" fo:margin-bottom="0in" style:contextual-spacing="false" style:line-height-at-least="0.2291in" fo:orphans="2" fo:widows="2" fo:text-indent="0in" style:auto-text-indent="false" fo:padding-left="0.1457in" fo:padding-right="0in" fo:padding-top="0in" fo:padding-bottom="0in" fo:border-left="0.74pt solid #adb2b8" fo:border-right="none" fo:border-top="none" fo:border-bottom="none"/>
    </style:style>
    <style:style style:name="P14"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style>
    <style:style style:name="P15" style:family="paragraph" style:parent-style-name="Text_20_body" style:list-style-name="L4">
      <style:paragraph-properties fo:margin-left="0in" fo:margin-right="0in" fo:margin-top="0in" fo:margin-bottom="0.0835in" style:contextual-spacing="false" fo:orphans="2" fo:widows="2" fo:text-indent="0in" style:auto-text-indent="false" fo:padding="0in" fo:border="none"/>
    </style:style>
    <style:style style:name="P16" style:family="paragraph" style:parent-style-name="Text_20_body" style:list-style-name="L4">
      <style:paragraph-properties fo:margin-left="0.0835in" fo:margin-right="0in" fo:margin-top="0.0626in" fo:margin-bottom="0.0972in" style:contextual-spacing="false" style:line-height-at-least="0.1874in" fo:orphans="2" fo:widows="2" fo:text-indent="0in" style:auto-text-indent="false" fo:padding="0in" fo:border="none"/>
      <style:text-properties fo:font-variant="normal" fo:text-transform="none" fo:color="#0f1115" loext:opacity="100%" style:font-name="Menlo" fo:font-size="9pt" fo:letter-spacing="normal" fo:font-style="normal" fo:font-weight="normal" fo:background-color="#ffffff" loext:padding="0in" loext:border="none"/>
    </style:style>
    <style:style style:name="P17" style:family="paragraph" style:parent-style-name="Preformatted_20_Text" style:list-style-name="L4">
      <style:paragraph-properties fo:margin-left="0in" fo:margin-right="0in" fo:margin-top="0in" fo:margin-bottom="0in" style:contextual-spacing="false" style:line-height-at-least="0.2291in" fo:orphans="2" fo:widows="2" fo:text-indent="0in" style:auto-text-indent="false" fo:padding="0in" fo:border="none"/>
      <style:text-properties fo:font-variant="normal" fo:text-transform="none" fo:color="#0f1115" loext:opacity="100%" style:font-name="Menlo" fo:font-size="9.75pt" fo:letter-spacing="normal" fo:font-style="normal" fo:font-weight="normal"/>
    </style:style>
    <style:style style:name="P18" style:family="paragraph" style:parent-style-name="Preformatted_20_Text" style:list-style-name="L4">
      <style:paragraph-properties fo:margin-left="0in" fo:margin-right="0in" fo:margin-top="0in" fo:margin-bottom="0in" style:contextual-spacing="false" style:line-height-at-least="0.2291in" fo:orphans="2" fo:widows="2" fo:text-indent="0in" style:auto-text-indent="false" fo:padding="0in" fo:border="none"/>
      <style:text-properties fo:font-variant="normal" fo:text-transform="none" fo:color="#a0a1a7" loext:opacity="100%" style:font-name="Menlo" fo:font-size="9.75pt" fo:letter-spacing="normal" fo:font-style="italic" fo:font-weight="normal"/>
    </style:style>
    <style:style style:name="P19" style:family="paragraph" style:parent-style-name="Text_20_body" style:list-style-name="L4">
      <style:paragraph-properties fo:margin-left="0in" fo:margin-right="0in" fo:margin-top="0in" fo:margin-bottom="0in" style:contextual-spacing="false" style:line-height-at-least="0.2291in" fo:orphans="2" fo:widows="2" fo:text-indent="0in" style:auto-text-indent="false" fo:padding="0in" fo:border="none"/>
    </style:style>
    <style:style style:name="P20" style:family="paragraph" style:parent-style-name="Heading_20_3">
      <style:paragraph-properties fo:margin-left="0in" fo:margin-right="0in" fo:margin-top="0.3335in" fo:margin-bottom="0.1665in" style:contextual-spacing="false" style:line-height-at-least="0.3126in" fo:orphans="2" fo:widows="2" fo:text-indent="0in" style:auto-text-indent="false"/>
      <style:text-properties fo:font-variant="normal" fo:text-transform="none" fo:color="#0f1115" loext:opacity="100%" style:font-name="quote-cjk-patch" fo:font-size="15pt" fo:letter-spacing="normal" fo:font-style="normal" fo:font-weight="bold"/>
    </style:style>
    <style:style style:name="P21"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style>
    <style:style style:name="P22" style:family="paragraph" style:parent-style-name="Text_20_body" style:list-style-name="L5">
      <style:paragraph-properties fo:margin-left="0in" fo:margin-right="0in" fo:margin-top="0in" fo:margin-bottom="0in" style:contextual-spacing="false" style:line-height-at-least="0.2291in" fo:orphans="2" fo:widows="2" fo:text-indent="0in" style:auto-text-indent="false" fo:padding="0in" fo:border="none"/>
    </style:style>
    <style:style style:name="P23"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24" style:family="paragraph" style:parent-style-name="Text_20_body" style:list-style-name="L6">
      <style:paragraph-properties fo:margin-left="0in" fo:margin-right="0in" fo:margin-top="0in" fo:margin-bottom="0in" style:contextual-spacing="false" style:line-height-at-least="0.2291in" fo:orphans="2" fo:widows="2" fo:text-indent="0in" style:auto-text-indent="false" fo:padding="0in" fo:border="none"/>
    </style:style>
    <style:style style:name="P25" style:family="paragraph" style:parent-style-name="Text_20_body" style:list-style-name="L7">
      <style:paragraph-properties fo:margin-left="0in" fo:margin-right="0in" fo:margin-top="0in" fo:margin-bottom="0in" style:contextual-spacing="false" style:line-height-at-least="0.2291in" fo:orphans="2" fo:widows="2" fo:text-indent="0in" style:auto-text-indent="false" fo:padding="0in" fo:border="none"/>
    </style:style>
    <style:style style:name="P26"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style>
    <style:style style:name="P27"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style:style>
    <style:style style:name="P28" style:family="paragraph" style:parent-style-name="Text_20_body" style:list-style-name="L8">
      <style:paragraph-properties fo:margin-left="0in" fo:margin-right="0in" fo:margin-top="0in" fo:margin-bottom="0.0835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style:style>
    <style:style style:name="P29" style:family="paragraph" style:parent-style-name="Text_20_body" style:list-style-name="L8">
      <style:paragraph-properties fo:margin-left="0in" fo:margin-right="0in" fo:margin-top="0in" fo:margin-bottom="0in" style:contextual-spacing="false" style:line-height-at-least="0.2291in" fo:orphans="2" fo:widows="2" fo:text-indent="0in" style:auto-text-indent="false" fo:padding="0in" fo:border="none"/>
    </style:style>
    <style:style style:name="P30"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style>
    <style:style style:name="P31"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style:style>
    <style:style style:name="P32" style:family="paragraph" style:parent-style-name="Text_20_body" style:list-style-name="L9">
      <style:paragraph-properties fo:margin-left="0in" fo:margin-right="0in" fo:margin-top="0in" fo:margin-bottom="0in" style:contextual-spacing="false" style:line-height-at-least="0.2291in" fo:orphans="2" fo:widows="2" fo:text-indent="0in" style:auto-text-indent="false" fo:padding="0in" fo:border="none"/>
    </style:style>
    <style:style style:name="P33" style:family="paragraph" style:parent-style-name="Text_20_body" style:list-style-name="L10">
      <style:paragraph-properties fo:margin-left="0in" fo:margin-right="0in" fo:margin-top="0in" fo:margin-bottom="0in" style:contextual-spacing="false" fo:orphans="2" fo:widows="2" fo:text-indent="0in" style:auto-text-indent="false" fo:padding="0in" fo:border="none"/>
    </style:style>
    <style:style style:name="P34" style:family="paragraph" style:parent-style-name="Text_20_body" style:list-style-name="L10">
      <style:paragraph-properties fo:margin-left="0in" fo:margin-right="0in" fo:margin-top="0in" fo:margin-bottom="0in" style:contextual-spacing="false" style:line-height-at-least="0.2291in" fo:orphans="2" fo:widows="2" fo:text-indent="0in" style:auto-text-indent="false" fo:padding="0in" fo:border="none"/>
    </style:style>
    <style:style style:name="P35" style:family="paragraph" style:parent-style-name="Text_20_body" style:list-style-name="L11">
      <style:paragraph-properties fo:margin-left="0in" fo:margin-right="0in" fo:margin-top="0in" fo:margin-bottom="0in" style:contextual-spacing="false" style:line-height-at-least="0.2291in" fo:orphans="2" fo:widows="2" fo:text-indent="0in" style:auto-text-indent="false" fo:padding="0in" fo:border="none"/>
    </style:style>
    <style:style style:name="P36" style:family="paragraph" style:parent-style-name="Text_20_body">
      <style:paragraph-properties fo:margin-left="0.0835in" fo:margin-right="0in" style:line-height-at-least="0.1874in" fo:text-indent="0in" style:auto-text-indent="false"/>
      <style:text-properties fo:color="#0f1115" loext:opacity="100%" style:font-name="Menlo" fo:font-size="9pt" fo:background-color="#ffffff" loext:padding="0in" loext:border="none"/>
    </style:style>
    <style:style style:name="P37" style:family="paragraph" style:parent-style-name="Preformatted_20_Text">
      <style:paragraph-properties fo:margin-left="0in" fo:margin-right="0in" fo:margin-top="0in" fo:margin-bottom="0in" style:contextual-spacing="false" style:line-height-at-least="0.2291in" fo:text-indent="0in" style:auto-text-indent="false" fo:padding="0in" fo:border="none"/>
      <style:text-properties fo:font-variant="normal" fo:text-transform="none" style:font-name="Menlo" fo:font-size="9.75pt" fo:font-style="normal" fo:font-weight="normal"/>
    </style:style>
    <style:style style:name="P38" style:family="paragraph" style:parent-style-name="Preformatted_20_Text">
      <style:paragraph-properties fo:margin-left="0in" fo:margin-right="0in" fo:margin-top="0in" fo:margin-bottom="0in" style:contextual-spacing="false" style:line-height-at-least="0.2291in" fo:padding="0in" fo:border="none"/>
    </style:style>
    <style:style style:name="P39" style:family="paragraph" style:parent-style-name="Preformatted_20_Text">
      <style:paragraph-properties fo:margin-left="0in" fo:margin-right="0in" fo:margin-top="0in" fo:margin-bottom="0in" style:contextual-spacing="false" style:line-height-at-least="0.2291in" fo:text-indent="0in" style:auto-text-indent="false" fo:padding="0in" fo:border="none"/>
      <style:text-properties fo:font-variant="normal" fo:text-transform="none"/>
    </style:style>
    <style:style style:name="P40" style:family="paragraph" style:parent-style-name="Text_20_body">
      <style:paragraph-properties fo:margin-left="0in" fo:margin-right="0in" fo:margin-top="0.1665in" fo:margin-bottom="0.1665in" style:contextual-spacing="false" style:line-height-at-least="0.2291in" fo:orphans="2" fo:widows="2" fo:text-indent="0in" style:auto-text-indent="false"/>
    </style:style>
    <style:style style:name="P41"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style>
    <style:style style:name="P42"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style:style>
    <style:style style:name="P43" style:family="paragraph" style:parent-style-name="Text_20_body" style:list-style-name="L12">
      <style:paragraph-properties fo:margin-left="0in" fo:margin-right="0in" fo:margin-top="0in" fo:margin-bottom="0in" style:contextual-spacing="false" style:line-height-at-least="0.2291in" fo:orphans="2" fo:widows="2" fo:text-indent="0in" style:auto-text-indent="false" fo:padding="0in" fo:border="none"/>
    </style:style>
    <style:style style:name="P44" style:family="paragraph" style:parent-style-name="Text_20_body">
      <style:paragraph-properties fo:margin-left="0.3937in" fo:margin-right="0.3937in" fo:margin-top="0in" fo:margin-bottom="0in" style:contextual-spacing="false" fo:orphans="2" fo:widows="2" fo:text-indent="0in" style:auto-text-indent="false" fo:padding-left="0.1457in" fo:padding-right="0in" fo:padding-top="0in" fo:padding-bottom="0in" fo:border-left="0.74pt solid #adb2b8" fo:border-right="none" fo:border-top="none" fo:border-bottom="none"/>
      <style:text-properties fo:font-variant="normal" fo:text-transform="none" fo:color="#0f1115" loext:opacity="100%" style:font-name="quote-cjk-patch" fo:font-size="12pt" fo:letter-spacing="normal" fo:font-style="normal" fo:font-weight="normal"/>
    </style:style>
    <style:style style:name="P45" style:family="paragraph" style:parent-style-name="Text_20_body" style:list-style-name="L13">
      <style:paragraph-properties fo:margin-left="0in" fo:margin-right="0in" fo:margin-top="0in" fo:margin-bottom="0in" style:contextual-spacing="false" fo:orphans="2" fo:widows="2" fo:text-indent="0in" style:auto-text-indent="false" fo:padding="0in" fo:border="none"/>
    </style:style>
    <style:style style:name="P46"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style:style>
    <style:style style:name="P47"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style>
    <style:style style:name="P48" style:family="paragraph" style:parent-style-name="Text_20_body" style:list-style-name="L15">
      <style:paragraph-properties fo:margin-left="0in" fo:margin-right="0in" fo:margin-top="0in" fo:margin-bottom="0in" style:contextual-spacing="false" fo:orphans="2" fo:widows="2" fo:text-indent="0in" style:auto-text-indent="false" fo:padding="0in" fo:border="none"/>
    </style:style>
    <style:style style:name="P49" style:family="paragraph" style:parent-style-name="Text_20_body" style:list-style-name="L15">
      <style:paragraph-properties fo:margin-left="0in" fo:margin-right="0in" fo:margin-top="0in" fo:margin-bottom="0in" style:contextual-spacing="false" style:line-height-at-least="0.2291in" fo:orphans="2" fo:widows="2" fo:text-indent="0in" style:auto-text-indent="false" fo:padding="0in" fo:border="none"/>
    </style:style>
    <style:style style:name="P50" style:family="paragraph" style:parent-style-name="Table_20_Contents">
      <style:paragraph-properties fo:margin-left="0in" fo:margin-right="0in" style:line-height-at-least="0.2291in" fo:text-indent="0in" style:auto-text-indent="false"/>
    </style:style>
    <style:style style:name="P51" style:family="paragraph" style:parent-style-name="Text_20_body" style:list-style-name="L16">
      <style:paragraph-properties fo:margin-left="0in" fo:margin-right="0in" fo:margin-top="0in" fo:margin-bottom="0in" style:contextual-spacing="false" fo:orphans="2" fo:widows="2" fo:text-indent="0in" style:auto-text-indent="false" fo:padding="0in" fo:border="none"/>
    </style:style>
    <style:style style:name="P52" style:family="paragraph" style:parent-style-name="Text_20_body">
      <style:paragraph-properties fo:margin-left="0in" fo:margin-right="0in" fo:margin-top="0.1665in" fo:margin-bottom="0in" style:contextual-spacing="false" fo:orphans="2" fo:widows="2" fo:text-indent="0in" style:auto-text-indent="false"/>
    </style:style>
    <style:style style:name="T1" style:family="text">
      <style:text-properties fo:font-variant="normal" fo:text-transform="none" fo:color="#0f1115" loext:opacity="100%" style:font-name="quote-cjk-patch" fo:font-size="12pt" fo:letter-spacing="normal" fo:font-style="normal" fo:font-weight="bold"/>
    </style:style>
    <style:style style:name="T2" style:family="text">
      <style:text-properties fo:font-variant="normal" fo:text-transform="none" fo:color="#0f1115" loext:opacity="100%" style:font-name="quote-cjk-patch" fo:font-size="12pt" fo:letter-spacing="normal" fo:font-style="normal" fo:font-weight="normal"/>
    </style:style>
    <style:style style:name="T3" style:family="text">
      <style:text-properties fo:font-variant="normal" fo:text-transform="none" style:font-name="quote-cjk-patch" fo:font-size="11.25pt" fo:font-style="normal" fo:font-weight="normal"/>
    </style:style>
    <style:style style:name="T4" style:family="text">
      <style:text-properties fo:font-variant="normal" fo:text-transform="none" style:font-name="quote-cjk-patch" fo:font-size="11.25pt" fo:font-style="normal" fo:font-weight="bold"/>
    </style:style>
    <style:style style:name="T5" style:family="text">
      <style:text-properties fo:font-variant="normal" fo:text-transform="none" fo:color="#0f1115" loext:opacity="100%" style:font-name="Menlo" fo:font-size="12pt" fo:letter-spacing="normal" fo:font-style="normal" fo:font-weight="normal" fo:background-color="#ebeef2" loext:char-shading-value="0" loext:padding="0in" loext:border="none"/>
    </style:style>
    <style:style style:name="T6" style:family="text">
      <style:text-properties fo:color="#50a14f" loext:opacity="100%"/>
    </style:style>
    <style:style style:name="T7" style:family="text">
      <style:text-properties fo:color="#4078f2" loext:opacity="100%"/>
    </style:style>
    <style:style style:name="T8" style:family="text">
      <style:text-properties fo:color="#b76b01" loext:opacity="100%"/>
    </style:style>
    <style:style style:name="T9" style:family="text">
      <style:text-properties fo:font-variant="normal" fo:text-transform="none"/>
    </style:style>
    <style:style style:name="T10" style:family="text">
      <style:text-properties fo:color="#a626a4" loext:opacity="100%"/>
    </style:style>
    <style:style style:name="T11" style:family="text">
      <style:text-properties fo:color="#383a42" loext:opacity="100%"/>
    </style:style>
    <style:style style:name="T12" style:family="text">
      <style:text-properties fo:color="#e45649" loext:opacity="100%"/>
    </style:style>
    <style:style style:name="T13" style:family="text">
      <style:text-properties style:font-name="Menlo" fo:font-size="9.75pt" fo:font-style="normal" fo:font-weight="normal"/>
    </style:style>
    <style:style style:name="T14" style:family="text">
      <style:text-properties fo:color="#383a42" loext:opacity="100%" style:font-name="Menlo" fo:font-size="9.75pt" fo:font-style="normal" fo:font-weight="normal"/>
    </style:style>
    <style:style style:name="T15" style:family="text">
      <style:text-properties fo:color="#4078f2" loext:opacity="100%" style:font-name="Menlo" fo:font-size="9.75pt" fo:font-style="normal" fo:font-weight="normal"/>
    </style:style>
    <style:style style:name="T16" style:family="text">
      <style:text-properties fo:color="#50a14f" loext:opacity="100%" style:font-name="Menlo" fo:font-size="9.75pt" fo:font-style="normal" fo:font-weight="normal"/>
    </style:style>
    <style:style style:name="T17" style:family="text">
      <style:text-properties fo:color="#a626a4" loext:opacity="100%" style:font-name="Menlo" fo:font-size="9.75pt" fo:font-style="normal" fo:font-weight="normal"/>
    </style:style>
    <style:style style:name="T18" style:family="text">
      <style:text-properties fo:color="#b76b01" loext:opacity="100%" style:font-name="Menlo" fo:font-size="9.75pt" fo:font-style="normal" fo:font-weight="normal"/>
    </style:style>
    <style:style style:name="T19" style:family="text">
      <style:text-properties fo:font-variant="normal" fo:text-transform="none" fo:color="#0f1115" loext:opacity="100%" fo:letter-spacing="normal"/>
    </style:style>
    <style:style style:name="T20" style:family="text">
      <style:text-properties fo:font-variant="normal" fo:text-transform="none" style:font-name="Menlo" fo:font-size="9.75pt" fo:font-style="normal" fo:font-weight="normal" fo:background-color="#ebeef2" loext:char-shading-value="0" loext:padding="0in"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MDR Light Bar Mage – Bilateral Stimulation Session Tool</text:h>
      <text:p text:style-name="P2"><text:span text:style-name="Strong_20_Emphasis"><text:span text:style-name="T1">EMDR Light Bar Mage</text:span></text:span><text:span text:style-name="T2"> is an advanced web application for EMDR (Eye Movement Desensitization and Reprocessing) bilateral stimulation. It combines a visual light bar, synthesised tones, haptic/midi/serial extensions, session recording, and real‑time synchronisation over WebSocket. The interface is designed to be fully customisable, supporting therapeutic bilateral stimulation in a clinical or home‑practice setting.</text:span></text:p>
      <text:p text:style-name="Horizontal_20_Line"/>
      <text:h text:style-name="P3" text:outline-level="2">Table of Contents</text:h>
      <text:list text:style-name="L1">
        <text:list-item>
          <text:p text:style-name="P4">What is EMDR &amp; Bilateral Stimulation?</text:p>
        </text:list-item>
        <text:list-item>
          <text:p text:style-name="P4">Key Features</text:p>
        </text:list-item>
        <text:list-item>
          <text:p text:style-name="P4">Requirements &amp; Browser Support</text:p>
        </text:list-item>
        <text:list-item>
          <text:p text:style-name="P4">Getting Started</text:p>
        </text:list-item>
        <text:list-item>
          <text:p text:style-name="P5">User Interface Guide</text:p>
          <text:list>
            <text:list-item>
              <text:p text:style-name="P4">Top HUD (Status Bar)</text:p>
            </text:list-item>
            <text:list-item>
              <text:p text:style-name="P4">Main Canvas – Light Bar &amp; Oscilloscope</text:p>
            </text:list-item>
            <text:list-item>
              <text:p text:style-name="P4">Control Panel Modules</text:p>
            </text:list-item>
          </text:list>
        </text:list-item>
        <text:list-item>
          <text:p text:style-name="P4">How to Use for EMDR Sessions</text:p>
        </text:list-item>
        <text:list-item>
          <text:p text:style-name="P4">Device Integration (BLE, MIDI, Serial, Haptics)</text:p>
        </text:list-item>
        <text:list-item>
          <text:p text:style-name="P4">WebSocket Sync – Multi‑User / Co‑Therapy</text:p>
        </text:list-item>
        <text:list-item>
          <text:p text:style-name="P4">Session Recording &amp; Replay</text:p>
        </text:list-item>
        <text:list-item>
          <text:p text:style-name="P4">Presets &amp; Customisation</text:p>
        </text:list-item>
        <text:list-item>
          <text:p text:style-name="P4">Keyboard Shortcuts</text:p>
        </text:list-item>
        <text:list-item>
          <text:p text:style-name="P4">Technical Notes (Audio / Canvas)</text:p>
        </text:list-item>
        <text:list-item>
          <text:p text:style-name="P4">Troubleshooting</text:p>
        </text:list-item>
        <text:list-item>
          <text:p text:style-name="P4">Clinical Disclaimer</text:p>
        </text:list-item>
      </text:list>
      <text:p text:style-name="Horizontal_20_Line"/>
      <text:h text:style-name="P3" text:outline-level="2"><text:soft-page-break/>What is EMDR &amp; Bilateral Stimulation?</text:h>
      <text:p text:style-name="P2"><text:span text:style-name="T2">EMDR is a psychotherapy technique that helps process traumatic memories. One of its core components is </text:span><text:span text:style-name="Strong_20_Emphasis"><text:span text:style-name="T1">bilateral stimulation</text:span></text:span><text:span text:style-name="T2"> – rhythmic left‑right sensory input (visual, auditory, or tactile). This app provides:</text:span></text:p>
      <text:list text:style-name="L2">
        <text:list-item>
          <text:p text:style-name="P6"><text:span text:style-name="Strong_20_Emphasis"><text:span text:style-name="T1">Visual</text:span></text:span><text:span text:style-name="T2">: a luminous dot / bar moving left‑right along a track.</text:span></text:p>
        </text:list-item>
        <text:list-item>
          <text:p text:style-name="P6"><text:span text:style-name="Strong_20_Emphasis"><text:span text:style-name="T1">Auditory</text:span></text:span><text:span text:style-name="T2">: alternating tones panned left/right, with adjustable pitch, envelope, filter and effects.</text:span></text:p>
        </text:list-item>
        <text:list-item>
          <text:p text:style-name="P6"><text:span text:style-name="Strong_20_Emphasis"><text:span text:style-name="T1">Tactile</text:span></text:span><text:span text:style-name="T2">: optional vibration via phone haptics, BLE vibrators, MIDI or serial devices.</text:span></text:p>
        </text:list-item>
      </text:list>
      <text:p text:style-name="P7">The user follows the moving light with their eyes while the brain processes the targeted memory. The therapist (or user) controls the speed, intensity, sound design and external devices.</text:p>
      <text:p text:style-name="Horizontal_20_Line"/>
      <text:h text:style-name="P3" text:outline-level="2">Key Features</text:h>
      <text:list text:style-name="L3">
        <text:list-item>
          <text:p text:style-name="P8"><text:span text:style-name="Strong_20_Emphasis"><text:span text:style-name="T1">Fully adjustable bilateral light bar</text:span></text:span><text:span text:style-name="T2"> – speed (0.2 – 5 Hz), brightness (up to 200%), colour / hue, glow, bar height, saturation.</text:span></text:p>
        </text:list-item>
        <text:list-item>
          <text:p text:style-name="P8"><text:span text:style-name="Strong_20_Emphasis"><text:span text:style-name="T1">Real‑time oscilloscope</text:span></text:span><text:span text:style-name="T2"> – shows the audio waveform; can be set to follow the light’s vertical position (wave follow mode).</text:span></text:p>
        </text:list-item>
        <text:list-item>
          <text:p text:style-name="P8"><text:span text:style-name="Strong_20_Emphasis"><text:span text:style-name="T1">Sophisticated audio engine</text:span></text:span><text:span text:style-name="T2"> – low‑pass filter with envelope, LFO modulation, delay, reverb, chorus, stereo width, and multiple waveforms (sine, square, triangle, sawtooth).</text:span></text:p>
        </text:list-item>
        <text:list-item>
          <text:p text:style-name="P8"><text:span text:style-name="Strong_20_Emphasis"><text:span text:style-name="T1">External device support</text:span></text:span><text:span text:style-name="T2"> – Bluetooth LE vibrator, MIDI output, USB Serial vibrator, and browser haptic (vibrate).</text:span></text:p>
        </text:list-item>
        <text:list-item>
          <text:p text:style-name="P8"><text:span text:style-name="Strong_20_Emphasis"><text:span text:style-name="T1">Session recording &amp; replay</text:span></text:span><text:span text:style-name="T2"> – record every parameter change and play back the entire session (useful for supervision or client review).</text:span></text:p>
        </text:list-item>
        <text:list-item>
          <text:p text:style-name="P8"><text:span text:style-name="Strong_20_Emphasis"><text:span text:style-name="T1">Multi‑user synchronisation</text:span></text:span><text:span text:style-name="T2"> – over WebSocket (any room name) – all connected clients share the exact same state (speed, colour, sound, phase).</text:span></text:p>
        </text:list-item>
        <text:list-item>
          <text:p text:style-name="P8"><text:span text:style-name="Strong_20_Emphasis"><text:span text:style-name="T1">Presets</text:span></text:span><text:span text:style-name="T2"> – three built‑in (pulse, click, deep drone) plus unlimited custom presets saved to local storage.</text:span></text:p>
        </text:list-item>
        <text:list-item>
          <text:p text:style-name="P8"><text:span text:style-name="Strong_20_Emphasis"><text:span text:style-name="T1">Edge flashes &amp; visual feedback</text:span></text:span><text:span text:style-name="T2"> – when the light reaches the edges, a dramatic coloured flash occurs, triggering auditory and haptic pulses.</text:span></text:p>
        </text:list-item>
        <text:list-item>
          <text:p text:style-name="P8"><text:span text:style-name="Strong_20_Emphasis"><text:span text:style-name="T1">Fully responsive</text:span></text:span><text:span text:style-name="T2"> – works on desktop and mobile (though external devices require appropriate APIs).</text:span></text:p>
        </text:list-item>
      </text:list>
      <text:p text:style-name="Horizontal_20_Line"><text:soft-page-break/></text:p>
      <text:h text:style-name="P3" text:outline-level="2">Requirements &amp; Browser Support</text:h>
      <table:table table:name="Table1" table:style-name="Table1">
        <table:table-column table:style-name="Table1.A"/>
        <table:table-column table:style-name="Table1.B"/>
        <table:table-header-rows>
          <table:table-row>
            <table:table-cell table:style-name="Table1.A1" office:value-type="string">
              <text:p text:style-name="P9">Feature</text:p>
            </table:table-cell>
            <table:table-cell table:style-name="Table1.A1" office:value-type="string">
              <text:p text:style-name="P9">Browser Requirement</text:p>
            </table:table-cell>
          </table:table-row>
        </table:table-header-rows>
        <table:table-row>
          <table:table-cell table:style-name="Table1.A2" office:value-type="string">
            <text:p text:style-name="P10">Core visual + audio</text:p>
          </table:table-cell>
          <table:table-cell table:style-name="Table1.A2" office:value-type="string">
            <text:p text:style-name="P10">Any modern browser (Chrome, Edge, Firefox, Safari) with WebAudio support.</text:p>
          </table:table-cell>
        </table:table-row>
        <table:table-row>
          <table:table-cell table:style-name="Table1.A2" office:value-type="string">
            <text:p text:style-name="P10">WebSocket sync</text:p>
          </table:table-cell>
          <table:table-cell table:style-name="Table1.A2" office:value-type="string">
            <text:p text:style-name="P10">Any browser (WebSocket API).</text:p>
          </table:table-cell>
        </table:table-row>
        <table:table-row>
          <table:table-cell table:style-name="Table1.A2" office:value-type="string">
            <text:p text:style-name="P10">Bluetooth LE vibrator</text:p>
          </table:table-cell>
          <table:table-cell table:style-name="Table1.A2" office:value-type="string">
            <text:p text:style-name="P11"><text:span text:style-name="T3">Chrome / Edge on desktop or Android (requires </text:span><text:span text:style-name="Strong_20_Emphasis"><text:span text:style-name="T4">HTTPS</text:span></text:span><text:span text:style-name="T3"> or </text:span><text:span text:style-name="Strong_20_Emphasis"><text:span text:style-name="T4">localhost</text:span></text:span><text:span text:style-name="T3">).</text:span></text:p>
          </table:table-cell>
        </table:table-row>
        <table:table-row>
          <table:table-cell table:style-name="Table1.A2" office:value-type="string">
            <text:p text:style-name="P10">MIDI output</text:p>
          </table:table-cell>
          <table:table-cell table:style-name="Table1.A2" office:value-type="string">
            <text:p text:style-name="P10">Chrome / Edge (WebMIDI).</text:p>
          </table:table-cell>
        </table:table-row>
        <table:table-row>
          <table:table-cell table:style-name="Table1.A2" office:value-type="string">
            <text:p text:style-name="P10">USB Serial vibrator</text:p>
          </table:table-cell>
          <table:table-cell table:style-name="Table1.A2" office:value-type="string">
            <text:p text:style-name="P10">Chrome / Edge (WebSerial, requires HTTPS / localhost).</text:p>
          </table:table-cell>
        </table:table-row>
        <table:table-row>
          <table:table-cell table:style-name="Table1.A2" office:value-type="string">
            <text:p text:style-name="P10">Haptics (vibrate)</text:p>
          </table:table-cell>
          <table:table-cell table:style-name="Table1.A2" office:value-type="string">
            <text:p text:style-name="P12">Most mobile browsers, some desktop (navigator.vibrate).</text:p>
          </table:table-cell>
        </table:table-row>
      </table:table>
      <text:p text:style-name="P13"><text:span text:style-name="Strong_20_Emphasis"><text:span text:style-name="T1">Important</text:span></text:span><text:span text:style-name="T2">: For BLE / Serial / MIDI, you </text:span><text:span text:style-name="Strong_20_Emphasis"><text:span text:style-name="T1">must</text:span></text:span><text:span text:style-name="T2"> serve the page via </text:span><text:span text:style-name="Source_20_Text"><text:span text:style-name="T5">https://</text:span></text:span><text:span text:style-name="T2"> or </text:span><text:span text:style-name="Source_20_Text"><text:span text:style-name="T5">localhost://</text:span></text:span><text:span text:style-name="T2"> because these APIs are restricted to secure contexts. Open the </text:span><text:span text:style-name="Source_20_Text"><text:span text:style-name="T5">.html</text:span></text:span><text:span text:style-name="T2"> file directly from a local web server (e.g. </text:span><text:span text:style-name="Source_20_Text"><text:span text:style-name="T5">npx serve</text:span></text:span><text:span text:style-name="T2">, </text:span><text:span text:style-name="Source_20_Text"><text:span text:style-name="T5">python -m http.server</text:span></text:span><text:span text:style-name="T2">, or VS Code Live Server).</text:span></text:p>
      <text:p text:style-name="Horizontal_20_Line"/>
      <text:h text:style-name="P3" text:outline-level="2">Getting Started</text:h>
      <text:list text:style-name="L4">
        <text:list-item>
          <text:p text:style-name="P14"><text:span text:style-name="Strong_20_Emphasis"><text:span text:style-name="T1">Download</text:span></text:span><text:span text:style-name="T2"> the HTML file (or clone the repository).</text:span></text:p>
        </text:list-item>
        <text:list-item>
          <text:p text:style-name="P15"><text:span text:style-name="Strong_20_Emphasis"><text:span text:style-name="T1">Serve it locally</text:span></text:span><text:span text:style-name="T2">:</text:span></text:p>
          <text:p text:style-name="P16">bash</text:p>
          <text:p text:style-name="P17">npx serve <text:span text:style-name="T6">.</text:span></text:p>
          <text:p text:style-name="P18"># or</text:p>
          <text:p text:style-name="P17">python <text:span text:style-name="T7">-m</text:span> http.server <text:span text:style-name="T8">8000</text:span></text:p>
        </text:list-item>
        <text:list-item>
          <text:p text:style-name="P19"><text:span text:style-name="Strong_20_Emphasis"><text:span text:style-name="T1">Open</text:span></text:span><text:span text:style-name="T2"> </text:span><text:span text:style-name="Source_20_Text"><text:span text:style-name="T5">http://localhost:8000</text:span></text:span><text:span text:style-name="T2"> (or your custom address).</text:span></text:p>
        </text:list-item>
        <text:list-item>
          <text:p text:style-name="P14"><text:span text:style-name="Strong_20_Emphasis"><text:span text:style-name="T1">Click anywhere</text:span></text:span><text:span text:style-name="T2"> on the page to enable audio (it will resume the AudioContext).</text:span></text:p>
        </text:list-item>
        <text:list-item>
          <text:p text:style-name="P14"><text:span text:style-name="Strong_20_Emphasis"><text:span text:style-name="T1">Press the Play button</text:span></text:span><text:span text:style-name="T2"> (⏯) in the top HUD to start the bilateral movement.</text:span></text:p>
        </text:list-item>
      </text:list>
      <text:p text:style-name="P7">All parameters are editable in real‑time – the light and sound will update immediately.</text:p>
      <text:p text:style-name="Horizontal_20_Line"/>
      <text:h text:style-name="P3" text:outline-level="2"><text:soft-page-break/>User Interface Guide</text:h>
      <text:h text:style-name="P20" text:outline-level="3">Top HUD (Status Bar)</text:h>
      <table:table table:name="Table2" table:style-name="Table2">
        <table:table-column table:style-name="Table2.A"/>
        <table:table-column table:style-name="Table2.B"/>
        <table:table-header-rows>
          <table:table-row>
            <table:table-cell table:style-name="Table2.A1" office:value-type="string">
              <text:p text:style-name="P9">Section</text:p>
            </table:table-cell>
            <table:table-cell table:style-name="Table2.A1" office:value-type="string">
              <text:p text:style-name="P9">Controls</text:p>
            </table:table-cell>
          </table:table-row>
        </table:table-header-rows>
        <table:table-row>
          <table:table-cell table:style-name="Table2.A2" office:value-type="string">
            <text:p text:style-name="P11"><text:span text:style-name="Strong_20_Emphasis"><text:span text:style-name="T4">Sync</text:span></text:span></text:p>
          </table:table-cell>
          <table:table-cell table:style-name="Table2.A2" office:value-type="string">
            <text:p text:style-name="P11"><text:span text:style-name="T3">WebSocket server URL, room name, </text:span><text:span text:style-name="Strong_20_Emphasis"><text:span text:style-name="T4">Link</text:span></text:span><text:span text:style-name="T3"> / </text:span><text:span text:style-name="Strong_20_Emphasis"><text:span text:style-name="T4">Cut</text:span></text:span><text:span text:style-name="T3">, resync button. Status LED and VFD show connection.</text:span></text:p>
          </table:table-cell>
        </table:table-row>
        <table:table-row>
          <table:table-cell table:style-name="Table2.A2" office:value-type="string">
            <text:p text:style-name="P11"><text:span text:style-name="Strong_20_Emphasis"><text:span text:style-name="T4">Devices</text:span></text:span></text:p>
          </table:table-cell>
          <table:table-cell table:style-name="Table2.A2" office:value-type="string">
            <text:p text:style-name="P11"><text:span text:style-name="T3">Status chips (haptic, BLE, MIDI, serial). </text:span><text:span text:style-name="Strong_20_Emphasis"><text:span text:style-name="T4">BLE</text:span></text:span><text:span text:style-name="T3">, </text:span><text:span text:style-name="Strong_20_Emphasis"><text:span text:style-name="T4">MIDI</text:span></text:span><text:span text:style-name="T3">, </text:span><text:span text:style-name="Strong_20_Emphasis"><text:span text:style-name="T4">USB</text:span></text:span><text:span text:style-name="T3"> buttons connect external vibrators. </text:span><text:span text:style-name="Strong_20_Emphasis"><text:span text:style-name="T4">Test</text:span></text:span><text:span text:style-name="T3"> sends a test left+right pulse.</text:span></text:p>
          </table:table-cell>
        </table:table-row>
        <table:table-row>
          <table:table-cell table:style-name="Table2.A2" office:value-type="string">
            <text:p text:style-name="P11"><text:span text:style-name="Strong_20_Emphasis"><text:span text:style-name="T4">Global</text:span></text:span></text:p>
          </table:table-cell>
          <table:table-cell table:style-name="Table2.A2" office:value-type="string">
            <text:p text:style-name="P11"><text:span text:style-name="Strong_20_Emphasis"><text:span text:style-name="T9">⏯ </text:span></text:span><text:span text:style-name="Strong_20_Emphasis"><text:span text:style-name="T4">Play/Pause</text:span></text:span><text:span text:style-name="T3">, </text:span><text:span text:style-name="Strong_20_Emphasis"><text:span text:style-name="T3">🔇 </text:span></text:span><text:span text:style-name="Strong_20_Emphasis"><text:span text:style-name="T4">Mute</text:span></text:span><text:span text:style-name="T3">, </text:span><text:span text:style-name="Strong_20_Emphasis"><text:span text:style-name="T3">⛶ </text:span></text:span><text:span text:style-name="Strong_20_Emphasis"><text:span text:style-name="T4">Fullscreen</text:span></text:span><text:span text:style-name="T3">, </text:span><text:span text:style-name="Strong_20_Emphasis"><text:span text:style-name="T4">Tips</text:span></text:span><text:span text:style-name="T3"> toggle (shows tooltips on hover).</text:span></text:p>
          </table:table-cell>
        </table:table-row>
      </table:table>
      <text:h text:style-name="P20" text:outline-level="3">Main Canvas – Light Bar &amp; Oscilloscope</text:h>
      <text:list text:style-name="L5">
        <text:list-item>
          <text:p text:style-name="P21"><text:span text:style-name="Strong_20_Emphasis"><text:span text:style-name="T1">Moving light</text:span></text:span><text:span text:style-name="T2"> – follows sine‑wave motion left‑right. When it hits an edge, a coloured flash occurs, a tone is played, and external vibrators fire (if connected).</text:span></text:p>
        </text:list-item>
        <text:list-item>
          <text:p text:style-name="P22"><text:span text:style-name="Strong_20_Emphasis"><text:span text:style-name="T1">Oscilloscope</text:span></text:span><text:span text:style-name="T2"> – shows the real‑time audio waveform (top‑left toggle </text:span><text:span text:style-name="Source_20_Text"><text:span text:style-name="T5">scope</text:span></text:span><text:span text:style-name="T2">).</text:span></text:p>
        </text:list-item>
        <text:list-item>
          <text:p text:style-name="P21"><text:span text:style-name="Strong_20_Emphasis"><text:span text:style-name="T1">Spectrum Mode</text:span></text:span><text:span text:style-name="T2"> – when enabled, the light’s colour cycles through hues based on position (overrides manual hue).</text:span></text:p>
        </text:list-item>
        <text:list-item>
          <text:p text:style-name="P21"><text:span text:style-name="Strong_20_Emphasis"><text:span text:style-name="T1">Wave Follow</text:span></text:span><text:span text:style-name="T2"> – light’s vertical position follows the oscilloscope’s current amplitude (creating a dancing trail).</text:span></text:p>
        </text:list-item>
      </text:list>
      <text:h text:style-name="P20" text:outline-level="3">Control Panel Modules</text:h>
      <text:p text:style-name="P7">The bottom panel is organised into scrollable blocks:</text:p>
      <table:table table:name="Table3" table:style-name="Table3">
        <table:table-column table:style-name="Table3.A"/>
        <table:table-column table:style-name="Table3.B"/>
        <table:table-header-rows>
          <table:table-row>
            <table:table-cell table:style-name="Table3.A1" office:value-type="string">
              <text:p text:style-name="P9">Module</text:p>
            </table:table-cell>
            <table:table-cell table:style-name="Table3.A1" office:value-type="string">
              <text:p text:style-name="P9">Parameters (knobs)</text:p>
            </table:table-cell>
          </table:table-row>
        </table:table-header-rows>
        <table:table-row>
          <table:table-cell table:style-name="Table3.A2" office:value-type="string">
            <text:p text:style-name="P11"><text:span text:style-name="Strong_20_Emphasis"><text:span text:style-name="T4">Speed</text:span></text:span></text:p>
          </table:table-cell>
          <table:table-cell table:style-name="Table3.A2" office:value-type="string">
            <text:p text:style-name="P10">main speed (Hz) – large knob.</text:p>
          </table:table-cell>
        </table:table-row>
        <table:table-row>
          <table:table-cell table:style-name="Table3.A2" office:value-type="string">
            <text:p text:style-name="P11"><text:span text:style-name="Strong_20_Emphasis"><text:span text:style-name="T4">Visual</text:span></text:span></text:p>
          </table:table-cell>
          <table:table-cell table:style-name="Table3.A2" office:value-type="string">
            <text:p text:style-name="P11"><text:span text:style-name="T3">Brightness, Hue, Glow, Bar stretch, Saturation, Edge intensity, Scope height, Scope brightness. Toggles for </text:span><text:span text:style-name="Emphasis"><text:span text:style-name="T3">scope</text:span></text:span><text:span text:style-name="T3">, </text:span><text:span text:style-name="Emphasis"><text:span text:style-name="T3">spectrum</text:span></text:span><text:span text:style-name="T3">, </text:span><text:span text:style-name="Emphasis"><text:span text:style-name="T3">wave follow</text:span></text:span><text:span text:style-name="T3">, plus background colour picker.</text:span></text:p>
          </table:table-cell>
        </table:table-row>
        <table:table-row>
          <table:table-cell table:style-name="Table3.A2" office:value-type="string">
            <text:p text:style-name="P11"><text:span text:style-name="Strong_20_Emphasis"><text:span text:style-name="T4">Synth</text:span></text:span></text:p>
          </table:table-cell>
          <table:table-cell table:style-name="Table3.A2" office:value-type="string">
            <text:p text:style-name="P10">Volume, Pitch (tone freq), Attack, Decay, Harmonics (overtones), Filter cutoff, Filter Q, Filter envelope (filter follows note envelope). Waveform selector (sine/triangle/square/sawtooth).</text:p>
          </table:table-cell>
        </table:table-row>
        <text:soft-page-break/>
        <table:table-row>
          <table:table-cell table:style-name="Table3.A2" office:value-type="string">
            <text:p text:style-name="P11"><text:span text:style-name="Strong_20_Emphasis"><text:span text:style-name="T4">Effects</text:span></text:span></text:p>
          </table:table-cell>
          <table:table-cell table:style-name="Table3.A2" office:value-type="string">
            <text:p text:style-name="P10">Echo delay time &amp; feedback &amp; mix, Reverb mix, Chorus mix &amp; rate &amp; depth, Stereo width. LFO rate &amp; depth &amp; destination (cutoff, volume, pan) and LFO waveform.</text:p>
          </table:table-cell>
        </table:table-row>
        <table:table-row>
          <table:table-cell table:style-name="Table3.A2" office:value-type="string">
            <text:p text:style-name="P11"><text:span text:style-name="Strong_20_Emphasis"><text:span text:style-name="T4">Preset</text:span></text:span></text:p>
          </table:table-cell>
          <table:table-cell table:style-name="Table3.A2" office:value-type="string">
            <text:p text:style-name="P11"><text:span text:style-name="T3">Dropdown for built‑in / custom presets; </text:span><text:span text:style-name="Strong_20_Emphasis"><text:span text:style-name="T4">Rand</text:span></text:span><text:span text:style-name="T3"> random pitch generator; </text:span><text:span text:style-name="Strong_20_Emphasis"><text:span text:style-name="T3">💾</text:span></text:span><text:span text:style-name="T3"> save current as custom; </text:span><text:span text:style-name="Strong_20_Emphasis"><text:span text:style-name="T3">✕</text:span></text:span><text:span text:style-name="T3"> delete custom.</text:span></text:p>
          </table:table-cell>
        </table:table-row>
        <table:table-row>
          <table:table-cell table:style-name="Table3.A2" office:value-type="string">
            <text:p text:style-name="P11"><text:span text:style-name="Strong_20_Emphasis"><text:span text:style-name="T4">Session</text:span></text:span></text:p>
          </table:table-cell>
          <table:table-cell table:style-name="Table3.A2" office:value-type="string">
            <text:p text:style-name="P12">Record, Stop, Play, Save (to localStorage), Load (from localStorage), session timer.</text:p>
          </table:table-cell>
        </table:table-row>
      </table:table>
      <text:p text:style-name="Horizontal_20_Line"/>
      <text:h text:style-name="P3" text:outline-level="2">How to Use for EMDR Sessions</text:h>
      <text:list text:style-name="L6">
        <text:list-item>
          <text:p text:style-name="P23"><text:span text:style-name="Strong_20_Emphasis"><text:span text:style-name="T1">Prepare the environment</text:span></text:span><text:span text:style-name="T2"> – sit in a quiet room, either as a therapist guiding a client or as a self‑practitioner.</text:span></text:p>
        </text:list-item>
        <text:list-item>
          <text:p text:style-name="P23"><text:span text:style-name="Strong_20_Emphasis"><text:span text:style-name="T1">Set a comfortable speed</text:span></text:span><text:span text:style-name="T2"> – start slow (e.g. 0.5 Hz) and gradually increase according to the client’s tolerance.</text:span></text:p>
        </text:list-item>
        <text:list-item>
          <text:p text:style-name="P23"><text:span text:style-name="Strong_20_Emphasis"><text:span text:style-name="T1">Adjust light intensity</text:span></text:span><text:span text:style-name="T2"> – set brightness and bar stretch so the movement is clearly visible without being overwhelming.</text:span></text:p>
        </text:list-item>
        <text:list-item>
          <text:p text:style-name="P23"><text:span text:style-name="Strong_20_Emphasis"><text:span text:style-name="T1">Enable audio</text:span></text:span><text:span text:style-name="T2"> – unmute and adjust volume / pitch. Many EMDR protocols use alternating tones that match the visual rhythm. The synthesised ping is triggered exactly at each edge.</text:span></text:p>
        </text:list-item>
        <text:list-item>
          <text:p text:style-name="P24"><text:span text:style-name="Strong_20_Emphasis"><text:span text:style-name="T1">Activate external devices (optional)</text:span></text:span><text:span text:style-name="T2"> – connect a BLE vibrator (e.g. Lovense, or any device with a write characteristic) or a USB serial vibrator that responds to </text:span><text:span text:style-name="Source_20_Text"><text:span text:style-name="T5">l</text:span></text:span><text:span text:style-name="T2"> and </text:span><text:span text:style-name="Source_20_Text"><text:span text:style-name="T5">r</text:span></text:span><text:span text:style-name="T2"> commands. This adds tactile bilateral stimulation.</text:span></text:p>
        </text:list-item>
        <text:list-item>
          <text:p text:style-name="P23"><text:span text:style-name="Strong_20_Emphasis"><text:span text:style-name="T1">Start the session</text:span></text:span><text:span text:style-name="T2"> – press </text:span><text:span text:style-name="Strong_20_Emphasis"><text:span text:style-name="T2">⏯ </text:span></text:span><text:span text:style-name="Strong_20_Emphasis"><text:span text:style-name="T1">Play</text:span></text:span><text:span text:style-name="T2">. The client tracks the light with their eyes while the therapist may adjust speed or sound dynamically.</text:span></text:p>
        </text:list-item>
        <text:list-item>
          <text:p text:style-name="P23"><text:span text:style-name="Strong_20_Emphasis"><text:span text:style-name="T1">Record the session</text:span></text:span><text:span text:style-name="T2"> (optional) – hit </text:span><text:span text:style-name="Strong_20_Emphasis"><text:span text:style-name="T2">● </text:span></text:span><text:span text:style-name="Strong_20_Emphasis"><text:span text:style-name="T1">rec</text:span></text:span><text:span text:style-name="T2"> before starting. Every parameter change will be saved. After the session, you can </text:span><text:span text:style-name="Strong_20_Emphasis"><text:span text:style-name="T2">● </text:span></text:span><text:span text:style-name="Strong_20_Emphasis"><text:span text:style-name="T1">rec</text:span></text:span><text:span text:style-name="T2"> again to stop, then </text:span><text:span text:style-name="Strong_20_Emphasis"><text:span text:style-name="T2">▶ </text:span></text:span><text:span text:style-name="Strong_20_Emphasis"><text:span text:style-name="T1">play</text:span></text:span><text:span text:style-name="T2"> to review the exact sequence – very useful for supervision.</text:span></text:p>
        </text:list-item>
        <text:list-item>
          <text:p text:style-name="P23"><text:span text:style-name="Strong_20_Emphasis"><text:span text:style-name="T1">Multi‑client synchronisation</text:span></text:span><text:span text:style-name="T2"> – if multiple devices are in the same room (e.g. two screens for a client and a therapist), connect them to the same WebSocket server and room. All adjustments will be mirrored live.</text:span></text:p>
        </text:list-item>
      </text:list>
      <text:p text:style-name="Horizontal_20_Line"/>
      <text:h text:style-name="P3" text:outline-level="2"><text:soft-page-break/>Device Integration (BLE, MIDI, Serial, Haptics)</text:h>
      <text:h text:style-name="P20" text:outline-level="3">Haptics (Phone Vibration)</text:h>
      <text:list text:style-name="L7">
        <text:list-item>
          <text:p text:style-name="P25"><text:span text:style-name="T2">If the browser supports </text:span><text:span text:style-name="Source_20_Text"><text:span text:style-name="T5">navigator.vibrate</text:span></text:span><text:span text:style-name="T2">, the chip shows </text:span><text:span text:style-name="Strong_20_Emphasis"><text:span text:style-name="T1">on</text:span></text:span><text:span text:style-name="T2">. No extra configuration – every time the light reaches an edge, the device will vibrate for 50 ms.</text:span></text:p>
        </text:list-item>
      </text:list>
      <text:h text:style-name="P20" text:outline-level="3">Bluetooth LE Vibrator</text:h>
      <text:list text:style-name="L8">
        <text:list-item>
          <text:p text:style-name="P26"><text:span text:style-name="T2">Click </text:span><text:span text:style-name="Strong_20_Emphasis"><text:span text:style-name="T1">BLE</text:span></text:span><text:span text:style-name="T2"> – a browser picker opens.</text:span></text:p>
        </text:list-item>
        <text:list-item>
          <text:p text:style-name="P27">Choose a BLE device that has a writable characteristic.</text:p>
        </text:list-item>
        <text:list-item>
          <text:p text:style-name="P28">The app expects a simple protocol:</text:p>
          <text:list>
            <text:list-item>
              <text:p text:style-name="P29"><text:span text:style-name="T2">Left edge → write </text:span><text:span text:style-name="Source_20_Text"><text:span text:style-name="T5">[1, 80, 0, 80]</text:span></text:span></text:p>
            </text:list-item>
            <text:list-item>
              <text:p text:style-name="P29"><text:span text:style-name="T2">Right edge → write </text:span><text:span text:style-name="Source_20_Text"><text:span text:style-name="T5">[2, 80, 0, 80]</text:span></text:span><text:span text:style-name="T2"><text:line-break/>(These bytes simulate a vibrator intensity; you may need to adapt the code for your specific device.)</text:span></text:p>
            </text:list-item>
          </text:list>
        </text:list-item>
      </text:list>
      <text:h text:style-name="P20" text:outline-level="3">MIDI Output</text:h>
      <text:list text:style-name="L9">
        <text:list-item>
          <text:p text:style-name="P30"><text:span text:style-name="T2">Click </text:span><text:span text:style-name="Strong_20_Emphasis"><text:span text:style-name="T1">MIDI</text:span></text:span><text:span text:style-name="T2"> – request access.</text:span></text:p>
        </text:list-item>
        <text:list-item>
          <text:p text:style-name="P31">Select the target MIDI output.</text:p>
        </text:list-item>
        <text:list-item>
          <text:p text:style-name="P32"><text:span text:style-name="T2">Left edge sends note </text:span><text:span text:style-name="Source_20_Text"><text:span text:style-name="T5">55</text:span></text:span><text:span text:style-name="T2"> (velocity 100), right edge sends note </text:span><text:span text:style-name="Source_20_Text"><text:span text:style-name="T5">60</text:span></text:span><text:span text:style-name="T2"> (both with note‑off after 60 ms).</text:span></text:p>
        </text:list-item>
      </text:list>
      <text:h text:style-name="P20" text:outline-level="3">USB Serial Vibrator</text:h>
      <text:list text:style-name="L10">
        <text:list-item>
          <text:p text:style-name="P33"><text:span text:style-name="T2">Click </text:span><text:span text:style-name="Strong_20_Emphasis"><text:span text:style-name="T1">USB</text:span></text:span><text:span text:style-name="T2"> – choose a serial port with baud rate 9600.</text:span></text:p>
        </text:list-item>
        <text:list-item>
          <text:p text:style-name="P34"><text:span text:style-name="T2">Left edge sends </text:span><text:span text:style-name="Source_20_Text"><text:span text:style-name="T5">"l\n"</text:span></text:span><text:span text:style-name="T2">, right edge sends </text:span><text:span text:style-name="Source_20_Text"><text:span text:style-name="T5">"r\n"</text:span></text:span><text:span text:style-name="T2">.<text:line-break/>(You can build a simple Arduino vibrator that listens for these commands.)</text:span></text:p>
        </text:list-item>
      </text:list>
      <text:h text:style-name="P20" text:outline-level="3">Test Button</text:h>
      <text:p text:style-name="P2"><text:span text:style-name="T2">The </text:span><text:span text:style-name="Strong_20_Emphasis"><text:span text:style-name="T1">test ⚡</text:span></text:span><text:span text:style-name="T2"> button sends a quick left‑right pulse (audio + all connected devices) – useful for verifying everything works before a session.</text:span></text:p>
      <text:p text:style-name="Horizontal_20_Line"/>
      <text:h text:style-name="P3" text:outline-level="2"><text:soft-page-break/>WebSocket Sync – Multi‑User / Co‑Therapy</text:h>
      <text:p text:style-name="P2"><text:span text:style-name="T2">The app can synchronise </text:span><text:span text:style-name="Strong_20_Emphasis"><text:span text:style-name="T1">multiple browser tabs or different computers</text:span></text:span><text:span text:style-name="T2"> over a WebSocket server.</text:span></text:p>
      <text:list text:style-name="L11">
        <text:list-item>
          <text:p text:style-name="P35"><text:span text:style-name="Strong_20_Emphasis"><text:span text:style-name="T1">Default server</text:span></text:span><text:span text:style-name="T2">: </text:span><text:span text:style-name="Source_20_Text"><text:span text:style-name="T5">ws://localhost:8080</text:span></text:span><text:span text:style-name="T2"> (you must run your own WebSocket server).</text:span></text:p>
        </text:list-item>
        <text:list-item>
          <text:p text:style-name="P35"><text:span text:style-name="Strong_20_Emphasis"><text:span text:style-name="T1">Room concept</text:span></text:span><text:span text:style-name="T2">: any string (e.g. </text:span><text:span text:style-name="Source_20_Text"><text:span text:style-name="T5">emdr-1</text:span></text:span><text:span text:style-name="T2">). Clients in the same room share state.</text:span></text:p>
        </text:list-item>
      </text:list>
      <text:h text:style-name="P20" text:outline-level="3">Minimal WebSocket server (Node.js)</text:h>
      <text:p text:style-name="P36">javascript</text:p>
      <text:p text:style-name="P37"><text:span text:style-name="T10">const</text:span> WebSocket <text:span text:style-name="T7">=</text:span> <text:span text:style-name="T7">require</text:span><text:span text:style-name="T11">(</text:span><text:span text:style-name="T6">'ws'</text:span><text:span text:style-name="T11">);</text:span></text:p>
      <text:p text:style-name="P37"><text:span text:style-name="T10">const</text:span> server <text:span text:style-name="T7">=</text:span> <text:span text:style-name="T10">new</text:span> <text:span text:style-name="T8">WebSocket</text:span><text:span text:style-name="T11">.</text:span><text:span text:style-name="T8">Server</text:span><text:span text:style-name="T11">({</text:span> <text:span text:style-name="T12">port</text:span><text:span text:style-name="T7">:</text:span> <text:span text:style-name="T8">8080</text:span> <text:span text:style-name="T11">});</text:span></text:p>
      <text:p text:style-name="P37"><text:span text:style-name="T10">const</text:span> rooms <text:span text:style-name="T7">=</text:span> <text:span text:style-name="T10">new</text:span> <text:span text:style-name="T8">Map</text:span><text:span text:style-name="T11">();</text:span></text:p>
      <text:p text:style-name="P38"/>
      <text:p text:style-name="P37">server<text:span text:style-name="T11">.</text:span><text:span text:style-name="T7">on</text:span><text:span text:style-name="T11">(</text:span><text:span text:style-name="T6">'connection'</text:span><text:span text:style-name="T11">,</text:span> ws <text:span text:style-name="T7">=&gt;</text:span> <text:span text:style-name="T11">{</text:span></text:p>
      <text:p text:style-name="P39"><text:s text:c="2"/><text:span text:style-name="T13">ws</text:span><text:span text:style-name="T14">.</text:span><text:span text:style-name="T15">on</text:span><text:span text:style-name="T14">(</text:span><text:span text:style-name="T16">'message'</text:span><text:span text:style-name="T14">,</text:span><text:span text:style-name="T13"> data </text:span><text:span text:style-name="T15">=&gt;</text:span><text:span text:style-name="T13"> </text:span><text:span text:style-name="T14">{</text:span></text:p>
      <text:p text:style-name="P39"><text:s text:c="4"/><text:span text:style-name="T17">const</text:span><text:span text:style-name="T13"> msg </text:span><text:span text:style-name="T15">=</text:span><text:span text:style-name="T13"> </text:span><text:span text:style-name="T18">JSON</text:span><text:span text:style-name="T14">.</text:span><text:span text:style-name="T15">parse</text:span><text:span text:style-name="T14">(</text:span><text:span text:style-name="T13">data</text:span><text:span text:style-name="T14">);</text:span></text:p>
      <text:p text:style-name="P39"><text:s text:c="4"/><text:span text:style-name="T17">if</text:span><text:span text:style-name="T13"> </text:span><text:span text:style-name="T14">(</text:span><text:span text:style-name="T13">msg</text:span><text:span text:style-name="T14">.</text:span><text:span text:style-name="T13">type </text:span><text:span text:style-name="T15">===</text:span><text:span text:style-name="T13"> </text:span><text:span text:style-name="T16">'join'</text:span><text:span text:style-name="T14">)</text:span><text:span text:style-name="T13"> ws</text:span><text:span text:style-name="T14">.</text:span><text:span text:style-name="T13">room </text:span><text:span text:style-name="T15">=</text:span><text:span text:style-name="T13"> msg</text:span><text:span text:style-name="T14">.</text:span><text:span text:style-name="T13">room</text:span><text:span text:style-name="T14">;</text:span></text:p>
      <text:p text:style-name="P39"><text:s text:c="4"/><text:span text:style-name="T17">if</text:span><text:span text:style-name="T13"> </text:span><text:span text:style-name="T14">(</text:span><text:span text:style-name="T13">msg</text:span><text:span text:style-name="T14">.</text:span><text:span text:style-name="T13">room</text:span><text:span text:style-name="T14">)</text:span><text:span text:style-name="T13"> </text:span><text:span text:style-name="T14">{</text:span></text:p>
      <text:p text:style-name="P39"><text:s text:c="6"/><text:span text:style-name="T13">server</text:span><text:span text:style-name="T14">.</text:span><text:span text:style-name="T13">clients</text:span><text:span text:style-name="T14">.</text:span><text:span text:style-name="T15">forEach</text:span><text:span text:style-name="T14">(</text:span><text:span text:style-name="T13">client </text:span><text:span text:style-name="T15">=&gt;</text:span><text:span text:style-name="T13"> </text:span><text:span text:style-name="T14">{</text:span></text:p>
      <text:p text:style-name="P39"><text:s text:c="8"/><text:span text:style-name="T17">if</text:span><text:span text:style-name="T13"> </text:span><text:span text:style-name="T14">(</text:span><text:span text:style-name="T13">client </text:span><text:span text:style-name="T15">!==</text:span><text:span text:style-name="T13"> ws </text:span><text:span text:style-name="T15">&amp;&amp;</text:span><text:span text:style-name="T13"> client</text:span><text:span text:style-name="T14">.</text:span><text:span text:style-name="T13">room </text:span><text:span text:style-name="T15">===</text:span><text:span text:style-name="T13"> msg</text:span><text:span text:style-name="T14">.</text:span><text:span text:style-name="T13">room </text:span><text:span text:style-name="T15">&amp;&amp;</text:span><text:span text:style-name="T13"> client</text:span><text:span text:style-name="T14">.</text:span><text:span text:style-name="T13">readyState </text:span><text:span text:style-name="T15">===</text:span><text:span text:style-name="T13"> WebSocket</text:span><text:span text:style-name="T14">.</text:span><text:span text:style-name="T18">OPEN</text:span><text:span text:style-name="T14">)</text:span><text:span text:style-name="T13"> </text:span><text:span text:style-name="T14">{</text:span></text:p>
      <text:p text:style-name="P39"><text:s text:c="10"/><text:span text:style-name="T13">client</text:span><text:span text:style-name="T14">.</text:span><text:span text:style-name="T15">send</text:span><text:span text:style-name="T14">(</text:span><text:span text:style-name="T18">JSON</text:span><text:span text:style-name="T14">.</text:span><text:span text:style-name="T15">stringify</text:span><text:span text:style-name="T14">(</text:span><text:span text:style-name="T13">msg</text:span><text:span text:style-name="T14">));</text:span></text:p>
      <text:p text:style-name="P39"><text:s text:c="8"/><text:span text:style-name="T14">}</text:span></text:p>
      <text:p text:style-name="P39"><text:s text:c="6"/><text:span text:style-name="T14">});</text:span></text:p>
      <text:p text:style-name="P39"><text:s text:c="4"/><text:span text:style-name="T14">}</text:span></text:p>
      <text:p text:style-name="P39"><text:s text:c="2"/><text:span text:style-name="T14">});</text:span></text:p>
      <text:p text:style-name="P37"><text:span text:style-name="T11">});</text:span></text:p>
      <text:p text:style-name="P37">console<text:span text:style-name="T11">.</text:span><text:span text:style-name="T7">log</text:span><text:span text:style-name="T11">(</text:span><text:span text:style-name="T6">'WebSocket relay running on ws://localhost:8080'</text:span><text:span text:style-name="T11">);</text:span></text:p>
      <text:p text:style-name="P40"><text:span text:style-name="T2">After starting the server, set the </text:span><text:span text:style-name="Strong_20_Emphasis"><text:span text:style-name="T1">URL</text:span></text:span><text:span text:style-name="T2"> (e.g. </text:span><text:span text:style-name="Source_20_Text"><text:span text:style-name="T5">ws://localhost:8080</text:span></text:span><text:span text:style-name="T2">), enter a </text:span><text:span text:style-name="Strong_20_Emphasis"><text:span text:style-name="T1">room</text:span></text:span><text:span text:style-name="T2">, and click </text:span><text:span text:style-name="Strong_20_Emphasis"><text:span text:style-name="T1">Link</text:span></text:span><text:span text:style-name="T2">. The </text:span><text:span text:style-name="Strong_20_Emphasis"><text:span text:style-name="T1">sync-led</text:span></text:span><text:span text:style-name="T2"> turns green and the VFD shows </text:span><text:span text:style-name="Source_20_Text"><text:span text:style-name="T5">linked</text:span></text:span><text:span text:style-name="T2">. Any parameter change on any client will propagate to all others, including play/pause and phase.</text:span></text:p>
      <text:p text:style-name="P2"><text:span text:style-name="Strong_20_Emphasis"><text:span text:style-name="T1">Resync button</text:span></text:span><text:span text:style-name="T2"> forces a phase sync to avoid drift between clients.</text:span></text:p>
      <text:p text:style-name="Horizontal_20_Line"/>
      <text:h text:style-name="P3" text:outline-level="2"><text:soft-page-break/>Session Recording &amp; Replay</text:h>
      <text:p text:style-name="P2"><text:span text:style-name="T2">All control changes (knobs, buttons, toggles, presets, even random mode) are automatically recorded </text:span><text:span text:style-name="Strong_20_Emphasis"><text:span text:style-name="T1">while recording is active</text:span></text:span><text:span text:style-name="T2">.</text:span></text:p>
      <text:list text:style-name="L12">
        <text:list-item>
          <text:p text:style-name="P41"><text:span text:style-name="T2">Press </text:span><text:span text:style-name="Strong_20_Emphasis"><text:span text:style-name="T2">● </text:span></text:span><text:span text:style-name="Strong_20_Emphasis"><text:span text:style-name="T1">rec</text:span></text:span><text:span text:style-name="T2"> – the timer starts.</text:span></text:p>
        </text:list-item>
        <text:list-item>
          <text:p text:style-name="P42">Perform the session – adjust speed, sound, visual parameters, etc.</text:p>
        </text:list-item>
        <text:list-item>
          <text:p text:style-name="P41"><text:span text:style-name="T2">Press </text:span><text:span text:style-name="Strong_20_Emphasis"><text:span text:style-name="T2">■ </text:span></text:span><text:span text:style-name="Strong_20_Emphasis"><text:span text:style-name="T1">stop</text:span></text:span><text:span text:style-name="T2"> – recording ends.</text:span></text:p>
        </text:list-item>
        <text:list-item>
          <text:p text:style-name="P41"><text:span text:style-name="T2">Press </text:span><text:span text:style-name="Strong_20_Emphasis"><text:span text:style-name="T2">▶ </text:span></text:span><text:span text:style-name="Strong_20_Emphasis"><text:span text:style-name="T1">play</text:span></text:span><text:span text:style-name="T2"> – the entire sequence replays exactly as it happened (including the exact timing of state changes).</text:span></text:p>
        </text:list-item>
        <text:list-item>
          <text:p text:style-name="P43"><text:span text:style-name="Strong_20_Emphasis"><text:span text:style-name="T19">💾 </text:span></text:span><text:span text:style-name="Strong_20_Emphasis"><text:span text:style-name="T1">save</text:span></text:span><text:span text:style-name="T2"> – stores the session in the browser’s </text:span><text:span text:style-name="Source_20_Text"><text:span text:style-name="T5">localStorage</text:span></text:span><text:span text:style-name="T2"> under a name you provide.</text:span></text:p>
        </text:list-item>
        <text:list-item>
          <text:p text:style-name="P41"><text:span text:style-name="Strong_20_Emphasis"><text:span text:style-name="T19">📂 </text:span></text:span><text:span text:style-name="Strong_20_Emphasis"><text:span text:style-name="T1">load</text:span></text:span><text:span text:style-name="T2"> – loads a previously saved session so that it can be replayed again.</text:span></text:p>
        </text:list-item>
      </text:list>
      <text:p text:style-name="P44">Replay will automatically pause the current movement and apply the recorded timeline. You can stop replay at any time.</text:p>
      <text:p text:style-name="Horizontal_20_Line"/>
      <text:h text:style-name="P3" text:outline-level="2">Presets &amp; Customisation</text:h>
      <text:h text:style-name="P20" text:outline-level="3">Built‑in Presets</text:h>
      <text:list text:style-name="L13">
        <text:list-item>
          <text:p text:style-name="P45"><text:span text:style-name="Strong_20_Emphasis"><text:span text:style-name="T1">pulse</text:span></text:span><text:span text:style-name="T2"> – soft, warm bass pulse (61 Hz, sine wave, gentle decay).</text:span></text:p>
        </text:list-item>
        <text:list-item>
          <text:p text:style-name="P45"><text:span text:style-name="Strong_20_Emphasis"><text:span text:style-name="T1">click</text:span></text:span><text:span text:style-name="T2"> – sharp, high‑pitched click for distinct bilateral cues.</text:span></text:p>
        </text:list-item>
        <text:list-item>
          <text:p text:style-name="P45"><text:span text:style-name="Strong_20_Emphasis"><text:span text:style-name="T1">deep drone</text:span></text:span><text:span text:style-name="T2"> – low sawtooth with reverb and LFO modulation, sustained feel.</text:span></text:p>
        </text:list-item>
      </text:list>
      <text:h text:style-name="P20" text:outline-level="3">Saving a Custom Preset</text:h>
      <text:list text:style-name="L14">
        <text:list-item>
          <text:p text:style-name="P46">Dial in your desired sound and visual parameters.</text:p>
        </text:list-item>
        <text:list-item>
          <text:p text:style-name="P47"><text:span text:style-name="T2">Click </text:span><text:span text:style-name="Strong_20_Emphasis"><text:span text:style-name="T2">💾</text:span></text:span><text:span text:style-name="T2">, enter a name.</text:span></text:p>
        </text:list-item>
        <text:list-item>
          <text:p text:style-name="P46">The preset appears in the dropdown with a star (★).</text:p>
        </text:list-item>
        <text:list-item>
          <text:p text:style-name="P47"><text:span text:style-name="T2">To delete a custom preset, select it and press </text:span><text:span text:style-name="Strong_20_Emphasis"><text:span text:style-name="T2">✕</text:span></text:span><text:span text:style-name="T2">.</text:span></text:p>
        </text:list-item>
      </text:list>
      <text:h text:style-name="P20" text:outline-level="3"><text:soft-page-break/>Random Pitch Mode</text:h>
      <text:p text:style-name="P2"><text:span text:style-name="T2">Click the </text:span><text:span text:style-name="Strong_20_Emphasis"><text:span text:style-name="T1">Rand</text:span></text:span><text:span text:style-name="T2"> button (it lights up). Whenever the light hits an edge, the pitch (toneFreq) randomly jumps between 80 Hz and 1200 Hz (logarithmic). This can be used in creative / exposure‑based protocols.</text:span></text:p>
      <text:p text:style-name="Horizontal_20_Line"/>
      <text:h text:style-name="P3" text:outline-level="2">Keyboard Shortcuts</text:h>
      <table:table table:name="Table4" table:style-name="Table4">
        <table:table-column table:style-name="Table4.A"/>
        <table:table-column table:style-name="Table4.B"/>
        <table:table-header-rows>
          <table:table-row>
            <table:table-cell table:style-name="Table4.A1" office:value-type="string">
              <text:p text:style-name="P9">Key</text:p>
            </table:table-cell>
            <table:table-cell table:style-name="Table4.A1" office:value-type="string">
              <text:p text:style-name="P9">Action</text:p>
            </table:table-cell>
          </table:table-row>
        </table:table-header-rows>
        <table:table-row>
          <table:table-cell table:style-name="Table4.A2" office:value-type="string">
            <text:p text:style-name="P11"><text:span text:style-name="Strong_20_Emphasis"><text:span text:style-name="T4">Space</text:span></text:span></text:p>
          </table:table-cell>
          <table:table-cell table:style-name="Table4.A2" office:value-type="string">
            <text:p text:style-name="P10">Play / Pause</text:p>
          </table:table-cell>
        </table:table-row>
        <table:table-row>
          <table:table-cell table:style-name="Table4.A2" office:value-type="string">
            <text:p text:style-name="P11"><text:span text:style-name="Strong_20_Emphasis"><text:span text:style-name="T4">M</text:span></text:span></text:p>
          </table:table-cell>
          <table:table-cell table:style-name="Table4.A2" office:value-type="string">
            <text:p text:style-name="P10">Mute / Unmute</text:p>
          </table:table-cell>
        </table:table-row>
        <table:table-row>
          <table:table-cell table:style-name="Table4.A2" office:value-type="string">
            <text:p text:style-name="P11"><text:span text:style-name="Strong_20_Emphasis"><text:span text:style-name="T4">F</text:span></text:span></text:p>
          </table:table-cell>
          <table:table-cell table:style-name="Table4.A2" office:value-type="string">
            <text:p text:style-name="P10">Toggle Fullscreen</text:p>
          </table:table-cell>
        </table:table-row>
        <table:table-row>
          <table:table-cell table:style-name="Table4.A2" office:value-type="string">
            <text:p text:style-name="P11"><text:span text:style-name="Strong_20_Emphasis"><text:span text:style-name="T4">Arrow Up / Right</text:span></text:span></text:p>
          </table:table-cell>
          <table:table-cell table:style-name="Table4.A2" office:value-type="string">
            <text:p text:style-name="P10">Increase value of currently focused knob (or speed by default)</text:p>
          </table:table-cell>
        </table:table-row>
        <table:table-row>
          <table:table-cell table:style-name="Table4.A2" office:value-type="string">
            <text:p text:style-name="P11"><text:span text:style-name="Strong_20_Emphasis"><text:span text:style-name="T4">Arrow Down / Left</text:span></text:span></text:p>
          </table:table-cell>
          <table:table-cell table:style-name="Table4.A2" office:value-type="string">
            <text:p text:style-name="P10">Decrease value of currently focused knob</text:p>
          </table:table-cell>
        </table:table-row>
        <table:table-row>
          <table:table-cell table:style-name="Table4.A2" office:value-type="string">
            <text:p text:style-name="P11"><text:span text:style-name="Strong_20_Emphasis"><text:span text:style-name="T4">Tab</text:span></text:span></text:p>
          </table:table-cell>
          <table:table-cell table:style-name="Table4.A2" office:value-type="string">
            <text:p text:style-name="P12">Move focus between knobs / controls</text:p>
          </table:table-cell>
        </table:table-row>
      </table:table>
      <text:p text:style-name="P2"><text:span text:style-name="Emphasis"><text:span text:style-name="T2">Hold any knob’s label area to see tooltips when </text:span></text:span><text:span text:style-name="Emphasis"><text:span text:style-name="Strong_20_Emphasis"><text:span text:style-name="T1">Tips</text:span></text:span></text:span><text:span text:style-name="Emphasis"><text:span text:style-name="T2"> is enabled.</text:span></text:span></text:p>
      <text:p text:style-name="Horizontal_20_Line"/>
      <text:h text:style-name="P3" text:outline-level="2">Technical Notes (Audio / Canvas)</text:h>
      <text:list text:style-name="L15">
        <text:list-item>
          <text:p text:style-name="P48"><text:span text:style-name="T2">The </text:span><text:span text:style-name="Strong_20_Emphasis"><text:span text:style-name="T1">audio engine</text:span></text:span><text:span text:style-name="T2"> uses the Web Audio API with a custom ping synthesiser: multiple partials with independent envelopes, a low‑pass filter that can be modulated by an envelope follower and an LFO.</text:span></text:p>
        </text:list-item>
        <text:list-item>
          <text:p text:style-name="P48"><text:span text:style-name="Strong_20_Emphasis"><text:span text:style-name="T1">LFO</text:span></text:span><text:span text:style-name="T2"> can modulate filter cutoff, master volume, or stereo pan. Its waveform can be sine, triangle, square, sawtooth, or random (random is implemented as a step‑function using a sine LFO with a noise‑modulated frequency – may be updated in future versions).</text:span></text:p>
        </text:list-item>
        <text:list-item>
          <text:p text:style-name="P49"><text:span text:style-name="T2">The </text:span><text:span text:style-name="Strong_20_Emphasis"><text:span text:style-name="T1">canvas</text:span></text:span><text:span text:style-name="T2"> draws the light bar track, edge flashes, and oscilloscope at 60 fps. The </text:span><text:span text:style-name="Source_20_Text"><text:span text:style-name="T5">wavefollow</text:span></text:span><text:span text:style-name="T2"> mode reads the analyser data in real time to shift the light vertically.</text:span></text:p>
        </text:list-item>
        <text:list-item>
          <text:p text:style-name="P49"><text:span text:style-name="T2">All state is encoded in JSON; WebSocket sync uses </text:span><text:span text:style-name="Source_20_Text"><text:span text:style-name="T5">full_state</text:span></text:span><text:span text:style-name="T2"> messages. Phase sync messages are separate to keep visual motion aligned.</text:span></text:p>
        </text:list-item>
      </text:list>
      <text:p text:style-name="Horizontal_20_Line"><text:soft-page-break/></text:p>
      <text:h text:style-name="P3" text:outline-level="2">Troubleshooting</text:h>
      <table:table table:name="Table5" table:style-name="Table5">
        <table:table-column table:style-name="Table5.A"/>
        <table:table-column table:style-name="Table5.B"/>
        <table:table-header-rows>
          <table:table-row>
            <table:table-cell table:style-name="Table5.A1" office:value-type="string">
              <text:p text:style-name="P9">Problem</text:p>
            </table:table-cell>
            <table:table-cell table:style-name="Table5.A1" office:value-type="string">
              <text:p text:style-name="P9">Likely Cause &amp; Solution</text:p>
            </table:table-cell>
          </table:table-row>
        </table:table-header-rows>
        <table:table-row>
          <table:table-cell table:style-name="Table5.A2" office:value-type="string">
            <text:p text:style-name="P10">No sound / audio not playing</text:p>
          </table:table-cell>
          <table:table-cell table:style-name="Table5.A2" office:value-type="string">
            <text:p text:style-name="P10">Click anywhere on the page – browsers require a user gesture to start AudioContext.</text:p>
          </table:table-cell>
        </table:table-row>
        <table:table-row>
          <table:table-cell table:style-name="Table5.A2" office:value-type="string">
            <text:p text:style-name="P10">Bluetooth / MIDI / Serial buttons do nothing</text:p>
          </table:table-cell>
          <table:table-cell table:style-name="Table5.A2" office:value-type="string">
            <text:p text:style-name="P50"><text:span text:style-name="T3">You must use </text:span><text:span text:style-name="Strong_20_Emphasis"><text:span text:style-name="T4">HTTPS</text:span></text:span><text:span text:style-name="T3"> or </text:span><text:span text:style-name="Strong_20_Emphasis"><text:span text:style-name="T4">localhost</text:span></text:span><text:span text:style-name="T3">. Open the page with a proper web server, not via </text:span><text:span text:style-name="Source_20_Text"><text:span text:style-name="T20">file://</text:span></text:span><text:span text:style-name="T3">.</text:span></text:p>
          </table:table-cell>
        </table:table-row>
        <table:table-row>
          <table:table-cell table:style-name="Table5.A2" office:value-type="string">
            <text:p text:style-name="P10">WebSocket connection fails</text:p>
          </table:table-cell>
          <table:table-cell table:style-name="Table5.A2" office:value-type="string">
            <text:p text:style-name="P50"><text:span text:style-name="T3">No server running at </text:span><text:span text:style-name="Source_20_Text"><text:span text:style-name="T20">ws://localhost:8080</text:span></text:span><text:span text:style-name="T3">. Start the relay script, or change the URL to a running server.</text:span></text:p>
          </table:table-cell>
        </table:table-row>
        <table:table-row>
          <table:table-cell table:style-name="Table5.A2" office:value-type="string">
            <text:p text:style-name="P10">Session recording does not save</text:p>
          </table:table-cell>
          <table:table-cell table:style-name="Table5.A2" office:value-type="string">
            <text:p text:style-name="P50"><text:span text:style-name="Source_20_Text"><text:span text:style-name="T20">localStorage</text:span></text:span><text:span text:style-name="T3"> is full or disabled. Try clearing some space.</text:span></text:p>
          </table:table-cell>
        </table:table-row>
        <table:table-row>
          <table:table-cell table:style-name="Table5.A2" office:value-type="string">
            <text:p text:style-name="P10">Light moves erratically / jumps</text:p>
          </table:table-cell>
          <table:table-cell table:style-name="Table5.A2" office:value-type="string">
            <text:p text:style-name="P10">Check speed value – very high speeds (&gt;3 Hz) may cause aliasing on low refresh rates. Keep within therapeutic range (0.5‑2 Hz recommended).</text:p>
          </table:table-cell>
        </table:table-row>
        <table:table-row>
          <table:table-cell table:style-name="Table5.A2" office:value-type="string">
            <text:p text:style-name="P10">Vibrator / BLE does not respond</text:p>
          </table:table-cell>
          <table:table-cell table:style-name="Table5.A2" office:value-type="string">
            <text:p text:style-name="P50"><text:span text:style-name="T3">The device may need a different characteristic format. You can modify the </text:span><text:span text:style-name="Source_20_Text"><text:span text:style-name="T20">blePulse()</text:span></text:span><text:span text:style-name="T3"> function inside the HTML to match your device’s protocol.</text:span></text:p>
          </table:table-cell>
        </table:table-row>
      </table:table>
      <text:p text:style-name="Horizontal_20_Line"/>
      <text:h text:style-name="P3" text:outline-level="2">Clinical Disclaimer</text:h>
      <text:p text:style-name="P2"><text:span text:style-name="Strong_20_Emphasis"><text:span text:style-name="T1">This application is a tool to assist bilateral stimulation, not a replacement for professional EMDR therapy.</text:span></text:span><text:span text:style-name="T2"> EMDR should be practiced under the guidance of a trained therapist, especially when processing traumatic memories. The developers are not responsible for any misuse or clinical outcomes arising from the use of this software. Always follow established EMDR protocols and ensure that the client is stable and has appropriate resources before starting bilateral stimulation.</text:span></text:p>
      <text:p text:style-name="Horizontal_20_Line"/>
      <text:h text:style-name="P3" text:outline-level="2"><text:soft-page-break/>License &amp; Credits</text:h>
      <text:list text:style-name="L16">
        <text:list-item>
          <text:p text:style-name="P51"><text:span text:style-name="Strong_20_Emphasis"><text:span text:style-name="T1">Code</text:span></text:span><text:span text:style-name="T2">: MIT – free to use, modify, and distribute.</text:span></text:p>
        </text:list-item>
        <text:list-item>
          <text:p text:style-name="P51"><text:span text:style-name="Strong_20_Emphasis"><text:span text:style-name="T1">Fonts</text:span></text:span><text:span text:style-name="T2">: Google Fonts (Nunito, Quicksand, Poppins, Share Tech Mono).</text:span></text:p>
        </text:list-item>
        <text:list-item>
          <text:p text:style-name="P51"><text:span text:style-name="Strong_20_Emphasis"><text:span text:style-name="T1">Inspiration</text:span></text:span><text:span text:style-name="T2">: Classic EMDR light bars and bilateral sound generators.</text:span></text:p>
        </text:list-item>
      </text:list>
      <text:p text:style-name="P7">For issues, feature requests, or contributions, please open an issue on the repository (or contact the maintainer).</text:p>
      <text:p text:style-name="P52"><text:span text:style-name="Strong_20_Emphasis"><text:span text:style-name="T1">Enjoy your EMDR sessions – with rhythm, light, and science.</text:span></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6T12:56:45.416136800</meta:creation-date>
    <dc:date>2026-04-26T13:33:34.196005600</dc:date>
    <meta:editing-duration>PT26M36S</meta:editing-duration>
    <meta:editing-cycles>1</meta:editing-cycles>
    <meta:document-statistic meta:table-count="5" meta:image-count="0" meta:object-count="0" meta:page-count="11" meta:paragraph-count="211" meta:word-count="2127" meta:character-count="13436" meta:non-whitespace-character-count="11490"/>
    <meta:generator>LibreOffice/25.8.5.2$Windows_X86_64 LibreOffice_project/9c8b85f387cc00a89945a79c9e6239f32e450ac2</meta:generator>
  </office:meta>
</office:document-meta>
</file>